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Save Game button</text:p>
      <text:p text:style-name="P2"/>
      <text:p text:style-name="P1">Summery: Save game.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None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Klicks on button</text:p>
          </table:table-cell>
          <table:table-cell table:style-name="Tabell1.C2" office:value-type="string">
            <text:p text:style-name="P3">Saves game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4-19T15:11:29.55</dc:date>
    <dc:creator>Anders Bolin</dc:creator>
    <meta:editing-duration>PT47M27S</meta:editing-duration>
    <meta:editing-cycles>6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43" meta:character-count="193"/>
  </office:meta>
</office:document-meta>
</file>